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.fin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veMessagesOnMisuseTest.shouldScreamNullPassedTo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scriptiveMessagesOnMisuseTest.shouldScreamWhenNullPassedToVerifyNoMore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scriptiveMessagesOnMisuseTest.tryDescriptiveMessagesOnMis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veMessagesOnMisuseTest.shouldScreamWhenNotMockPassedToVerifyNoMore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scriptiveMessagesOnMisuseTest.shouldScreamWhenWholeMethodPassedToVerifyNoMore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scriptiveMessagesOnMisuseTest.shouldScreamWhenInOrderCreatedWith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scriptiveMessagesOnMisuseTest.shouldScreamWhenWholeMethodPassedTo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scriptiveMessagesOnMisuseTest.shouldScreamWhenInOrderCreatedWithDodgy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